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b264"/>
    </style:style>
    <style:style style:name="P2" style:family="paragraph" style:parent-style-name="Standard">
      <style:text-properties officeooo:rsid="000bb264" officeooo:paragraph-rsid="000bb264"/>
    </style:style>
    <style:style style:name="P3" style:family="paragraph" style:parent-style-name="Standard">
      <style:text-properties officeooo:rsid="000ca05c" officeooo:paragraph-rsid="000ca05c"/>
    </style:style>
    <style:style style:name="P4" style:family="paragraph" style:parent-style-name="Standard">
      <style:text-properties officeooo:rsid="000ca05c" officeooo:paragraph-rsid="000ca931"/>
    </style:style>
    <style:style style:name="P5" style:family="paragraph" style:parent-style-name="Standard">
      <style:text-properties officeooo:rsid="000ca05c" officeooo:paragraph-rsid="000d1924"/>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bb264" style:font-size-asian="14pt" style:font-weight-asian="bold" style:font-size-complex="14pt" style:font-weight-complex="bold"/>
    </style:style>
    <style:style style:name="P8" style:family="paragraph" style:parent-style-name="Standard">
      <style:text-properties fo:font-size="14pt" fo:font-weight="bold" officeooo:rsid="000bb264" officeooo:paragraph-rsid="000bb264" style:font-size-asian="14pt" style:font-weight-asian="bold" style:font-size-complex="14pt" style:font-weight-complex="bold"/>
    </style:style>
    <style:style style:name="P9" style:family="paragraph" style:parent-style-name="Standard">
      <style:text-properties fo:font-size="14pt" fo:font-weight="bold" officeooo:rsid="000ca05c" officeooo:paragraph-rsid="000ca05c" style:font-size-asian="14pt" style:font-weight-asian="bold" style:font-size-complex="14pt" style:font-weight-complex="bold"/>
    </style:style>
    <style:style style:name="P10" style:family="paragraph" style:parent-style-name="Standard">
      <style:text-properties officeooo:paragraph-rsid="000d1924"/>
    </style:style>
    <style:style style:name="P11" style:family="paragraph" style:parent-style-name="Standard">
      <style:text-properties fo:font-size="12pt" style:text-underline-style="none" fo:font-weight="normal" officeooo:rsid="000dd934" officeooo:paragraph-rsid="000dd934" style:font-size-asian="10.5pt" style:font-weight-asian="normal" style:font-size-complex="12pt" style:font-weight-complex="normal"/>
    </style:style>
    <style:style style:name="P1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0ca05c" officeooo:paragraph-rsid="000ca931" style:text-blinking="false" fo:background-color="transparent" style:font-size-asian="12pt" style:font-size-complex="12pt"/>
    </style:style>
    <style:style style:name="P13" style:family="paragraph" style:parent-style-name="Text_20_body">
      <style:text-properties fo:font-variant="normal" fo:text-transform="none" fo:color="#000000" style:text-line-through-style="none" style:text-line-through-type="none" style:font-name="Liberation Serif" fo:font-size="18pt" fo:font-style="normal" style:text-underline-style="none" fo:font-weight="bold" officeooo:rsid="000ca05c" officeooo:paragraph-rsid="000ca931" style:text-blinking="false" fo:background-color="transparent" style:font-size-asian="18pt" style:font-size-complex="18pt"/>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cm" fo:margin-bottom="0cm" style:contextual-spacing="false" fo:line-height="144%"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7"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1412ed" officeooo:paragraph-rsid="001412ed" style:text-blinking="false" fo:background-color="transparent"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erif" fo:font-size="18pt" fo:font-style="normal" style:text-underline-style="none" fo:font-weight="bold" officeooo:rsid="001412ed" officeooo:paragraph-rsid="001412ed" style:text-blinking="false" fo:background-color="transparent" style:font-size-asian="18pt" style:font-weight-asian="bold" style:font-size-complex="18pt" style:font-weight-complex="bold"/>
    </style:style>
    <style:style style:name="P20" style:family="paragraph" style:parent-style-name="Text_20_body" style:list-style-name="L2">
      <style:paragraph-properties fo:margin-left="1.129cm" fo:margin-right="0cm" fo:margin-top="0cm" fo:margin-bottom="0cm" style:contextual-spacing="false" fo:line-height="165%"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2">
      <style:paragraph-properties fo:margin-left="1.129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2">
      <style:paragraph-properties fo:margin-left="1.129cm" fo:margin-right="0cm" fo:margin-top="0cm" fo:margin-bottom="0cm" style:contextual-spacing="false" fo:line-height="165%"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23"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1412ed" officeooo:paragraph-rsid="001412ed" style:text-blinking="false" fo:background-color="transparent" style:font-size-asian="12pt" style:font-size-complex="12pt"/>
    </style:style>
    <style:style style:name="P24" style:family="paragraph" style:parent-style-name="Standard">
      <style:text-properties fo:font-size="14pt" fo:font-weight="bold" officeooo:paragraph-rsid="000bb264" style:font-size-asian="14pt" style:font-weight-asian="bold" style:font-size-complex="14pt" style:font-weight-complex="bold"/>
    </style:style>
    <style:style style:name="P25" style:family="paragraph" style:parent-style-name="Standard">
      <style:text-properties fo:font-size="14pt" fo:font-weight="bold" officeooo:paragraph-rsid="000d1924" style:font-size-asian="14pt" style:font-weight-asian="bold" style:font-size-complex="14pt" style:font-weight-complex="bold"/>
    </style:style>
    <style:style style:name="P26" style:family="paragraph" style:parent-style-name="Standard">
      <style:text-properties fo:font-size="14pt" fo:font-weight="bold" officeooo:rsid="0012dadc" officeooo:paragraph-rsid="0012dadc" style:font-size-asian="14pt" style:font-weight-asian="bold" style:font-size-complex="14pt" style:font-weight-complex="bold"/>
    </style:style>
    <style:style style:name="P27" style:family="paragraph" style:parent-style-name="Standard">
      <style:text-properties officeooo:rsid="000bb264"/>
    </style:style>
    <style:style style:name="P28" style:family="paragraph" style:parent-style-name="Standard">
      <style:text-properties officeooo:rsid="000ca931" officeooo:paragraph-rsid="000ca931"/>
    </style:style>
    <style:style style:name="P29" style:family="paragraph" style:parent-style-name="Standard">
      <style:text-properties officeooo:rsid="000ca05c" officeooo:paragraph-rsid="000ca05c"/>
    </style:style>
    <style:style style:name="P30" style:family="paragraph" style:parent-style-name="Standard">
      <style:text-properties officeooo:paragraph-rsid="000bb264"/>
    </style:style>
    <style:style style:name="P31" style:family="paragraph" style:parent-style-name="Standard">
      <style:text-properties fo:font-size="20pt" style:text-underline-style="solid" style:text-underline-width="auto" style:text-underline-color="font-color" fo:font-weight="bold" officeooo:paragraph-rsid="0011afff" style:font-size-asian="20pt" style:font-weight-asian="bold" style:font-size-complex="20pt" style:font-weight-complex="bold"/>
    </style:style>
    <style:style style:name="P32" style:family="paragraph" style:parent-style-name="Standard">
      <style:text-properties fo:font-size="20pt" style:text-underline-style="none" fo:font-weight="bold" officeooo:paragraph-rsid="0012dadc" style:font-size-asian="20pt" style:font-weight-asian="bold" style:font-size-complex="20pt" style:font-weight-complex="bold"/>
    </style:style>
    <style:style style:name="P33" style:family="paragraph" style:parent-style-name="Standard">
      <style:text-properties officeooo:paragraph-rsid="0011afff"/>
    </style:style>
    <style:style style:name="P34" style:family="paragraph" style:parent-style-name="Standard">
      <style:text-properties fo:font-size="18pt" style:text-underline-style="none" fo:font-weight="bold" style:font-size-asian="18pt" style:font-weight-asian="bold" style:font-size-complex="18pt" style:font-weight-complex="bold"/>
    </style:style>
    <style:style style:name="P35" style:family="paragraph" style:parent-style-name="Standard">
      <style:text-properties fo:font-size="18pt" style:text-underline-style="none" fo:font-weight="bold" officeooo:paragraph-rsid="000bb264" style:font-size-asian="18pt" style:font-weight-asian="bold" style:font-size-complex="18pt" style:font-weight-complex="bold"/>
    </style:style>
    <style:style style:name="P36" style:family="paragraph" style:parent-style-name="Standard">
      <style:text-properties officeooo:paragraph-rsid="000dd934"/>
    </style:style>
    <style:style style:name="P37" style:family="paragraph" style:parent-style-name="Standard">
      <style:text-properties style:font-name="Liberation Sans" fo:font-size="12pt" officeooo:rsid="000ca05c" officeooo:paragraph-rsid="000ca931" style:font-size-asian="12pt" style:font-size-complex="12pt"/>
    </style:style>
    <style:style style:name="P38" style:family="paragraph" style:parent-style-name="Standard"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1412ed" officeooo:paragraph-rsid="001412ed" style:text-blinking="false" fo:background-color="transparent" style:font-size-asian="12pt" style:font-weight-asian="normal" style:font-size-complex="12pt" style:font-weight-complex="normal"/>
    </style:style>
    <style:style style:name="T1" style:family="text">
      <style:text-properties officeooo:rsid="000bb264"/>
    </style:style>
    <style:style style:name="T2" style:family="text">
      <style:text-properties officeooo:rsid="000ca05c"/>
    </style:style>
    <style:style style:name="T3" style:family="text">
      <style:text-properties officeooo:rsid="000ca931"/>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a05c" style:font-size-asian="14pt" style:font-weight-asian="bold" style:font-size-complex="14pt" style:font-weight-complex="bold"/>
    </style:style>
    <style:style style:name="T6" style:family="text">
      <style:text-properties fo:font-size="14pt" officeooo:rsid="0012dadc" style:font-size-asian="12.25pt" style:font-size-complex="14pt"/>
    </style:style>
    <style:style style:name="T7" style:family="text">
      <style:text-properties fo:font-size="14pt" fo:font-weight="normal" officeooo:rsid="0012dadc" style:font-size-asian="12.25pt" style:font-weight-asian="normal" style:font-size-complex="14pt" style:font-weight-complex="normal"/>
    </style:style>
    <style:style style:name="T8" style:family="text">
      <style:text-properties fo:font-weight="bold" style:font-weight-asian="bold" style:font-weight-complex="bold"/>
    </style:style>
    <style:style style:name="T9" style:family="text">
      <style:text-properties fo:font-weight="bold" officeooo:rsid="000ca931" style:font-weight-asian="bold" style:font-weight-complex="bold"/>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officeooo:rsid="000fcc53"/>
    </style:style>
    <style:style style:name="T13" style:family="text">
      <style:text-properties officeooo:rsid="0011afff"/>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5pt" style:text-underline-style="none" fo:font-weight="bold" officeooo:rsid="000ca05c" style:font-size-asian="15pt" style:font-weight-asian="bold" style:font-size-complex="15pt" style:font-weight-complex="bold"/>
    </style:style>
    <style:style style:name="T16" style:family="text">
      <style:text-properties fo:font-size="24pt" style:text-underline-style="none" officeooo:rsid="0011afff" style:font-size-asian="21pt" style:font-size-complex="24pt"/>
    </style:style>
    <style:style style:name="T17" style:family="text">
      <style:text-properties officeooo:rsid="0012dadc"/>
    </style:style>
    <style:style style:name="T18" style:family="text">
      <style:text-properties style:font-name="Liberation Sans" fo:font-size="24pt" style:text-underline-style="none" fo:font-weight="normal" officeooo:rsid="0011afff" style:font-size-asian="21pt" style:font-weight-asian="normal" style:font-size-complex="24pt" style:font-weight-complex="normal"/>
    </style:style>
    <style:style style:name="T19" style:family="text">
      <style:text-properties fo:background-color="transparent" loext:char-shading-value="0"/>
    </style:style>
    <style:style style:name="T20" style:family="text">
      <style:text-properties fo:color="#ff0000"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6"><text:tab/></text:span><text:span text:style-name="T18">Test Plan Document for Stable Matching <text:tab/><text:tab/><text:tab/><text:tab/><text:tab/><text:tab/>Software</text:span></text:p>
      <text:p text:style-name="P32"/>
      <text:p text:style-name="P32"><text:span text:style-name="T6">Authors:</text:span></text:p>
      <text:p text:style-name="P32"><text:span text:style-name="T7"><text:tab/><text:tab/>Jeshventh Raja T.K. <text:s/>15CO248</text:span></text:p>
      <text:p text:style-name="P32"><text:span text:style-name="T7"><text:tab/><text:tab/>Ruhi Taj <text:tab/><text:tab/> <text:s text:c="3"/>15CO239</text:span></text:p>
      <text:p text:style-name="P32"><text:span text:style-name="T7"><text:tab/><text:tab/>Ritwick Mishra</text:span> <text:tab/> <text:s text:c="2"/><text:span text:style-name="T7">15CO240</text:span></text:p>
      <text:p text:style-name="P32"/>
      <text:p text:style-name="P32">1. Introduction</text:p>
      <text:p text:style-name="Standard"/>
      <text:p text:style-name="P7">1.1. Purpose: </text:p>
      <text:p text:style-name="P10">The purpose of this document is to present a brief description of the testing of our software. The software is designed to find a solution to the Stable matching problem by implementing the Gale-Shapely algorithm. The stable marriage problem (also stable matching problem or SMP) is about finding a stable matching between two equally sized sets of male and female genders given an ordering of preferences for each person. </text:p>
      <text:p text:style-name="P10"><text:s/> </text:p>
      <text:p text:style-name="P7">1.2.Overview : </text:p>
      <text:p text:style-name="P1">The proposed <text:span text:style-name="T1">software</text:span> is to arrange most stable marriage matching, according to the priority given by the both male and female. </text:p>
      <text:p text:style-name="Standard"/>
      <text:p text:style-name="P8">1.3.Participants:</text:p>
      <text:p text:style-name="P2">The users of the software <text:span text:style-name="T17">will have profiles and can set preferences to find a match to </text:span><text:s/>be married. The software <text:s/>is tested for <text:span text:style-name="T12">various test cases in order to ensure its reliability.</text:span></text:p>
      <text:p text:style-name="P26"/>
      <text:p text:style-name="P26">1.4 Authors:</text:p>
      <text:p text:style-name="P26"><text:tab/></text:p>
      <text:p text:style-name="P34">2. Test strategy</text:p>
      <text:p text:style-name="Standard"/>
      <text:p text:style-name="P7">2.1.Aim : </text:p>
      <text:p text:style-name="P1">The aim of the testing is check t<text:span text:style-name="T1">h</text:span>e working of the stable marriage matching algorithm which is based on the Gale-Shapely algorithm. The test will execute and verify the test cases, identify all defects per the entry criteria, <text:span text:style-name="T1">with priorities according to the</text:span> categor<text:span text:style-name="T1">y</text:span> <text:span text:style-name="T1">of </text:span>the defects. The expected product at the end is a fully functional stable marriage matching software <text:span text:style-name="T13">that is able to handle invalid inputs as well.</text:span></text:p>
      <text:p text:style-name="P1"/>
      <text:p text:style-name="P25">2.2.Priniples: </text:p>
      <text:p text:style-name="P10">The test cases are very well defined to meet all the circumstances of input and outputs. Same test cases are not used to avoid repetition. The corner cases are checked to check the correctness of algorithm in all the cases. The test cases also contain invalid input cases  <text:span text:style-name="T13">to test exception handling.</text:span></text:p>
      <text:p text:style-name="P1"/>
      <text:p text:style-name="P6">2.3.<text:span text:style-name="T1">Assumptions</text:span>:</text:p>
      <text:p text:style-name="P27">The testing assumes that the database contains equal number of male and female users. In case of unequal number of users, the software requests for the additon of the users of opposite gender. The software assumes the priority to be set according to the five feature priority given the user.</text:p>
      <text:p text:style-name="Standard"><text:soft-page-break/></text:p>
      <text:p text:style-name="P34">3.Scope <text:span text:style-name="T2">of testing</text:span>: </text:p>
      <text:p text:style-name="Standard"/>
      <text:p text:style-name="P27"><text:s/>The software are is tested at the beginning of the cycle for errors or bugs. The test cases in the template covers all the cases , that occur in the real-life scenario.</text:p>
      <text:p text:style-name="Standard"/>
      <text:p text:style-name="P35"><text:span text:style-name="T2">4.</text:span>Modes of Testing:  </text:p>
      <text:p text:style-name="P1"/>
      <text:p text:style-name="P1"><text:span text:style-name="T15">4.1. Testing of Functions:</text:span></text:p>
      <text:p text:style-name="P33"> </text:p>
      <text:p text:style-name="P33"><text:span text:style-name="T5">4.1.1. Function to enter details:</text:span></text:p>
      <text:p text:style-name="P3"/>
      <text:p text:style-name="P3"><text:span text:style-name="T10">Description</text:span>: This function registers new users with their details.</text:p>
      <text:p text:style-name="P3"/>
      <text:p text:style-name="P3"><text:span text:style-name="T11">Input</text:span>: The user inputs his/her details for marriage matching.</text:p>
      <text:p text:style-name="P3"/>
      <text:p text:style-name="P3"><text:span text:style-name="T8">Process</text:span>: Once the user requsets for registaration, he/she has to enter his/her salary,</text:p>
      <text:p text:style-name="P5">complexion ,age and place.</text:p>
      <text:p text:style-name="P5"/>
      <text:p text:style-name="P5"><text:span text:style-name="T9">Expected </text:span><text:span text:style-name="T8">Output</text:span>: The user will be succesfully registered after entering all the details.</text:p>
      <text:p text:style-name="P3"><text:s text:c="2"/></text:p>
      <text:p text:style-name="P3"><text:span text:style-name="T4">4.1.2.Funtion to enter priorities:</text:span></text:p>
      <text:p text:style-name="P3"/>
      <text:p text:style-name="P3"><text:span text:style-name="T8">Description</text:span>: The function asks the user to enter the details with he/she want their partner.</text:p>
      <text:p text:style-name="P3"/>
      <text:p text:style-name="P3"><text:s text:c="2"/><text:span text:style-name="T8">Input</text:span>: The user enters the the order of priority with they want their partner to be.</text:p>
      <text:p text:style-name="P3"/>
      <text:p text:style-name="P3"><text:s text:c="2"/><text:span text:style-name="T8">Process</text:span>: The function saves the priorities of the individual and cal another function to set priority.</text:p>
      <text:p text:style-name="P3"/>
      <text:p text:style-name="P3"><text:s text:c="2"/><text:span text:style-name="T9">Expected </text:span><text:span text:style-name="T8">Output</text:span>: The priorities are saved.</text:p>
      <text:p text:style-name="P3"/>
      <text:p text:style-name="P3"><text:span text:style-name="T4">4.1.3.Function to prioritize:</text:span></text:p>
      <text:p text:style-name="P3"/>
      <text:p text:style-name="P3"><text:s text:c="2"/><text:span text:style-name="T11">Description</text:span>:The function assigns the <text:span text:style-name="T3">priority of each person in the oppsite gender according to priorities, they have entered .</text:span></text:p>
      <text:p text:style-name="P3"/>
      <text:p text:style-name="P3"><text:s text:c="2"/><text:span text:style-name="T8">Process</text:span>: <text:span text:style-name="T3">Based on the prioritizing algorithms, priorities are set.</text:span></text:p>
      <text:p text:style-name="P3"/>
      <text:p text:style-name="P3"><text:s text:c="2"/><text:span text:style-name="T9">Expected </text:span><text:span text:style-name="T8">Output: </text:span><text:span text:style-name="T3">Each person has a priority order.</text:span></text:p>
      <text:p text:style-name="P3"/>
      <text:p text:style-name="P3"><text:span text:style-name="T4">4.1.4.Function to assign matches:</text:span></text:p>
      <text:p text:style-name="P3"/>
      <text:p text:style-name="P3"><text:s/><text:span text:style-name="T8">Description</text:span>: <text:span text:style-name="T3">The function assigns the matches for marriage.</text:span></text:p>
      <text:p text:style-name="P3"/>
      <text:p text:style-name="P3"><text:s text:c="2"/><text:span text:style-name="T8">Process</text:span>: <text:span text:style-name="T3">The calculation of matches based on Gale-Shapely algorithm.</text:span></text:p>
      <text:p text:style-name="P3"/>
      <text:p text:style-name="P4"><text:s text:c="2"/><text:span text:style-name="T9">Expected </text:span><text:span text:style-name="T8">Output:</text:span> <text:span text:style-name="T3">Stable matching pairs of opposite gender are generated and outputted to</text:span></text:p>
      <text:p text:style-name="P28"><text:s text:c="2"/>each individual users.</text:p>
      <text:p text:style-name="P3"/>
      <text:p text:style-name="P3"><text:span text:style-name="T14">4.2.Testing of classes:</text:span></text:p>
      <text:p text:style-name="P3"><text:soft-page-break/></text:p>
      <text:p text:style-name="P9">4.2.1.Class for male users:</text:p>
      <text:p text:style-name="P3"><text:s/></text:p>
      <text:p text:style-name="P3"><text:span text:style-name="T8">Description</text:span>: <text:span text:style-name="T3">It hold the details of the male user and the qualities they would wish to have in the bride.</text:span></text:p>
      <text:p text:style-name="P3"><text:s/></text:p>
      <text:p text:style-name="P9">4.2.2.Class for female users:</text:p>
      <text:p text:style-name="P3"/>
      <text:p text:style-name="P4"><text:span text:style-name="T8">Description</text:span>: <text:span text:style-name="T3">IIt hold the details of the female user and the qualities they would wish to have in the bridegroom.</text:span></text:p>
      <text:p text:style-name="P12"/>
      <text:p text:style-name="P13"><text:bookmark text:name="docs-internal-guid-5f57dceb-f063-1856-92f0-e3c895785cc8"/>5.0 Execution Strategy</text:p>
      <text:list xml:id="list4870924917175145245" text:style-name="L1">
        <text:list-item>
          <text:p text:style-name="P17">There will be two cycles of testing. One for spotting errors and then to check after correcting errors. </text:p>
        </text:list-item>
        <text:list-item>
          <text:p text:style-name="P17">The tester should run the program for all test cases provided in test suite.</text:p>
        </text:list-item>
        <text:list-item>
          <text:p text:style-name="P17">Additional test cases may be added at the tester’s discretion.</text:p>
        </text:list-item>
        <text:list-item>
          <text:p text:style-name="P17">The aim of testing is to thoroughly check each fragment of code to ensure error-free execution.</text:p>
        </text:list-item>
      </text:list>
      <text:p text:style-name="P14"/>
      <text:p text:style-name="P15"><text:s text:c="3"/>5.1  Entry and Exit Criteria</text:p>
      <text:list xml:id="list4103920213356950853" text:style-name="L2">
        <text:list-item>
          <text:p text:style-name="P20">The entry criteria refer to the desirable conditions in order to start test execution.</text:p>
        </text:list-item>
        <text:list-item>
          <text:p text:style-name="P20">The exit criteria are the desirable conditions that need to be met in order proceed with the implementation.</text:p>
        </text:list-item>
        <text:list-item>
          <text:p text:style-name="P22"><text:span text:style-name="T19">Entry and exit criteria are flexible benchmarks. If they are not met, the test team will assess the risk, identify mitigation actions and provide a recommendation. </text:span><text:span text:style-name="T20"> </text:span></text:p>
        </text:list-item>
        <text:list-item>
          <text:p text:style-name="P20">Entry criteria to start the execution phase of the test: the activities listed in the Test Planning section of the schedule are 100% completed.</text:p>
        </text:list-item>
        <text:list-item>
          <text:p text:style-name="P21">Entry criteria to start each cycle: the activities listed in the Test Execution section of the schedule.</text:p>
        </text:list-item>
      </text:list>
      <text:p text:style-name="P23"><text:span text:style-name="T8">5.2 <text:s/>Test management tool</text:span></text:p>
      <text:list xml:id="list9162895274584465516" text:style-name="L3">
        <text:list-item>
          <text:p text:style-name="P18">The tool uses cppunit integrated in Netbeans IDE.</text:p>
        </text:list-item>
        <text:list-item>
          <text:p text:style-name="P38"><text:bookmark text:name="docs-internal-guid-5f57dceb-f06a-afa8-b951-2af0b2861bc9"/>The test cases are prepared and fed to cppunit. Obtained output be checked against expected output</text:p>
        </text:list-item>
      </text:list>
      <text:p text:style-name="P19"><text:bookmark text:name="docs-internal-guid-5f57dceb-f06b-2d43-f50e-0b22b1466ba7"/>7.Conclusion:</text:p>
      <text:p text:style-name="P16">This document gives a brief description of the testing to be done to verify the correctness and identify the bugs in the software.</text:p>
      <text:p text:style-name="Text_20_body"><text:line-break/></text:p>
      <text:p text:style-name="P37"><text:soft-pag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4:18:53.507822961</meta:creation-date>
    <dc:date>2017-03-21T16:04:08.058932705</dc:date>
    <meta:editing-duration>PT50M21S</meta:editing-duration>
    <meta:editing-cycles>5</meta:editing-cycles>
    <meta:generator>LibreOffice/4.2.8.2$Linux_X86_64 LibreOffice_project/420m0$Build-2</meta:generator>
    <meta:document-statistic meta:table-count="0" meta:image-count="0" meta:object-count="0" meta:page-count="4" meta:paragraph-count="72" meta:word-count="836" meta:character-count="5156" meta:non-whitespace-character-count="4323"/>
  </office:meta>
</office:document-meta>
</file>